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T1" style:family="text">
      <style:text-properties fo:font-variant="normal" fo:text-transform="none" style:text-position="0% 100%" style:text-underline-style="none" fo:font-weight="normal"/>
    </style:style>
    <style:style style:name="T2" style:family="text">
      <style:text-properties fo:font-variant="normal" fo:text-transform="none" style:text-position="0% 100%" fo:font-style="italic" style:text-underline-style="none" fo:font-weight="normal" style:font-style-asian="italic"/>
    </style:style>
    <style:style style:name="T3" style:family="text">
      <style:text-properties fo:font-variant="normal" fo:text-transform="none" style:text-position="0% 100%" fo:font-style="normal" style:text-underline-style="none" fo:font-weight="normal"/>
    </style:style>
    <style:style style:name="T4" style:family="text">
      <style:text-properties fo:font-style="italic" style:font-style-asian="itali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reference-mark-start text:name="ZOTERO_ITEM CSL_CITATION {&quot;citationID&quot;:&quot;QMqV6pHf&quot;,&quot;properties&quot;:{&quot;formattedCitation&quot;:&quot;(awcadwel, 2021; {\\i{}Dancing Tahitian - Main}, 2020; mushy--, 2020; Onionman775, 2024; Piacquadio, n.d.; Rivaud, n.d.; Skipperrutts, 2020; Straight_Spring9815, 2024)&quot;,&quot;plainCitation&quot;:&quot;(awcadwel, 2021; Dancing Tahitian - Main, 2020; mushy--, 2020; Onionman775, 2024; Piacquadio, n.d.; Rivaud, n.d.; Skipperrutts, 2020; Straight_Spring9815, 2024)&quot;,&quot;noteIndex&quot;:0},&quot;citationItems&quot;:[{&quot;id&quot;:81,&quot;uris&quot;:[&quot;http://zotero.org/users/5210724/items/837BGH2U&quot;],&quot;itemData&quot;:{&quot;id&quot;:81,&quot;type&quot;:&quot;post&quot;,&quot;container-title&quot;:&quot;r/food&quot;,&quot;genre&quot;:&quot;Reddit Post&quot;,&quot;title&quot;:&quot;[Homemade] Fresh Tagliatelle, Butter Poached Lobster, Morel-Lobster Cream Sauce&quot;,&quot;URL&quot;:&quot;www.reddit.com/r/food/comments/lkot87/homemade_fresh_tagliatelle_butter_poached_lobster/&quot;,&quot;author&quot;:[{&quot;family&quot;:&quot;awcadwel&quot;,&quot;given&quot;:&quot;&quot;}],&quot;accessed&quot;:{&quot;date-parts&quot;:[[&quot;2024&quot;,9,2]]},&quot;issued&quot;:{&quot;date-parts&quot;:[[&quot;2021&quot;,2,15]]}}},{&quot;id&quot;:106,&quot;uris&quot;:[&quot;http://zotero.org/users/5210724/items/PQD3HCI8&quot;],&quot;itemData&quot;:{&quot;id&quot;:106,&quot;type&quot;:&quot;webpage&quot;,&quot;title&quot;:&quot;dancing Tahitian - Main&quot;,&quot;URL&quot;:&quot;https://web.archive.org/web/20201103201239/http://dancingtahitan.weebly.com/&quot;,&quot;accessed&quot;:{&quot;date-parts&quot;:[[&quot;2024&quot;,9,2]]},&quot;issued&quot;:{&quot;date-parts&quot;:[[&quot;2020&quot;,11,3]]}}},{&quot;id&quot;:100,&quot;uris&quot;:[&quot;http://zotero.org/users/5210724/items/HVQW2SHG&quot;],&quot;itemData&quot;:{&quot;id&quot;:100,&quot;type&quot;:&quot;post&quot;,&quot;container-title&quot;:&quot;r/GreatLakesPics&quot;,&quot;genre&quot;:&quot;Reddit Post&quot;,&quot;title&quot;:&quot;Another Lake Superior shot from Marquette, MI 😌&quot;,&quot;title-short&quot;:&quot;introshot&quot;,&quot;URL&quot;:&quot;www.reddit.com/r/GreatLakesPics/comments/jn0tj8/another_lake_superior_shot_from_marquette_mi/&quot;,&quot;author&quot;:[{&quot;family&quot;:&quot;mushy--&quot;,&quot;given&quot;:&quot;&quot;}],&quot;accessed&quot;:{&quot;date-parts&quot;:[[&quot;2024&quot;,9,2]]},&quot;issued&quot;:{&quot;date-parts&quot;:[[&quot;2020&quot;,11,3]]}}},{&quot;id&quot;:98,&quot;uris&quot;:[&quot;http://zotero.org/users/5210724/items/ZHDFJNRY&quot;],&quot;itemData&quot;:{&quot;id&quot;:98,&quot;type&quot;:&quot;post&quot;,&quot;container-title&quot;:&quot;r/Seafood&quot;,&quot;genre&quot;:&quot;Reddit Post&quot;,&quot;title&quot;:&quot;Spent the last week camping on an island in Maine. Grilled local seafood every night.&quot;,&quot;title-short&quot;:&quot;Food4&quot;,&quot;URL&quot;:&quot;www.reddit.com/r/Seafood/comments/1f6evyv/spent_the_last_week_camping_on_an_island_in_maine/&quot;,&quot;author&quot;:[{&quot;family&quot;:&quot;Onionman775&quot;,&quot;given&quot;:&quot;&quot;}],&quot;accessed&quot;:{&quot;date-parts&quot;:[[&quot;2024&quot;,9,2]]},&quot;issued&quot;:{&quot;date-parts&quot;:[[&quot;2024&quot;,9,1]]}}},{&quot;id&quot;:77,&quot;uris&quot;:[&quot;http://zotero.org/users/5210724/items/QWJVKIMH&quot;],&quot;itemData&quot;:{&quot;id&quot;:77,&quot;type&quot;:&quot;webpage&quot;,&quot;abstract&quot;:&quot;Download this photo by Andrea Piacquadio for free on Pexels&quot;,&quot;container-title&quot;:&quot;Pexels&quot;,&quot;language&quot;:&quot;en&quot;,&quot;license&quot;:&quot;Free to Use&quot;,&quot;title&quot;:&quot;Man Holding Teacup Infront of Laptop on Top of Table Inside the Room&quot;,&quot;URL&quot;:&quot;https://www.pexels.com/photo/man-holding-teacup-infront-of-laptop-on-top-of-table-inside-the-room-925786/&quot;,&quot;author&quot;:[{&quot;family&quot;:&quot;Piacquadio&quot;,&quot;given&quot;:&quot;Andrea&quot;}],&quot;accessed&quot;:{&quot;date-parts&quot;:[[&quot;2024&quot;,9,2]]}}},{&quot;id&quot;:79,&quot;uris&quot;:[&quot;http://zotero.org/users/5210724/items/NUKJZHYZ&quot;],&quot;itemData&quot;:{&quot;id&quot;:79,&quot;type&quot;:&quot;webpage&quot;,&quot;abstract&quot;:&quot;Download this photo by Vincent Rivaud for free on Pexels&quot;,&quot;container-title&quot;:&quot;Pexels&quot;,&quot;language&quot;:&quot;en&quot;,&quot;license&quot;:&quot;Free to Use&quot;,&quot;title&quot;:&quot;White Boats on Body of Water&quot;,&quot;URL&quot;:&quot;https://www.pexels.com/photo/white-boats-on-body-of-water-2265876/&quot;,&quot;author&quot;:[{&quot;family&quot;:&quot;Rivaud&quot;,&quot;given&quot;:&quot;Vincent&quot;}],&quot;accessed&quot;:{&quot;date-parts&quot;:[[&quot;2024&quot;,9,2]]}}},{&quot;id&quot;:85,&quot;uris&quot;:[&quot;http://zotero.org/users/5210724/items/B46W3545&quot;],&quot;itemData&quot;:{&quot;id&quot;:85,&quot;type&quot;:&quot;post&quot;,&quot;container-title&quot;:&quot;r/food&quot;,&quot;genre&quot;:&quot;Reddit Post&quot;,&quot;title&quot;:&quot;[Homemade] Spicy Miso Ramen with Duck&quot;,&quot;URL&quot;:&quot;www.reddit.com/r/food/comments/fqjug9/homemade_spicy_miso_ramen_with_duck/&quot;,&quot;author&quot;:[{&quot;family&quot;:&quot;Skipperrutts&quot;,&quot;given&quot;:&quot;&quot;}],&quot;accessed&quot;:{&quot;date-parts&quot;:[[&quot;2024&quot;,9,2]]},&quot;issued&quot;:{&quot;date-parts&quot;:[[&quot;2020&quot;,3,28]]}}},{&quot;id&quot;:92,&quot;uris&quot;:[&quot;http://zotero.org/users/5210724/items/RPYH4975&quot;],&quot;itemData&quot;:{&quot;id&quot;:92,&quot;type&quot;:&quot;post&quot;,&quot;container-title&quot;:&quot;r/Seafood&quot;,&quot;genre&quot;:&quot;Reddit Post&quot;,&quot;language&quot;:&quot;en&quot;,&quot;title&quot;:&quot;I do hvac and a customer caught wind it's my birthday coming up.&quot;,&quot;title-short&quot;:&quot;Food3&quot;,&quot;URL&quot;:&quot;www.reddit.com/r/Seafood/comments/1f2lcn4/i_do_hvac_and_a_customer_caught_wind_its_my/&quot;,&quot;author&quot;:[{&quot;family&quot;:&quot;Straight_Spring9815&quot;,&quot;given&quot;:&quot;&quot;}],&quot;accessed&quot;:{&quot;date-parts&quot;:[[&quot;2024&quot;,9,2]]},&quot;issued&quot;:{&quot;date-parts&quot;:[[&quot;2024&quot;,8,27]]}}}],&quot;schema&quot;:&quot;https://github.com/citation-style-language/schema/raw/master/csl-citation.json&quot;} RNDsCUwsBorR5"/><text:span text:style-name="T1">(awcadwel, 2021; </text:span><text:span text:style-name="T2">Dancing Tahitian - Main</text:span><text:span text:style-name="T1">, 2020; mushy--, 2020; Onionman775, 2024; Piacquadio, n.d.; Rivaud, n.d.; Skipperrutts, 2020; Straight_Spring9815, 2024)</text:span><text:reference-mark-end text:name="ZOTERO_ITEM CSL_CITATION {&quot;citationID&quot;:&quot;QMqV6pHf&quot;,&quot;properties&quot;:{&quot;formattedCitation&quot;:&quot;(awcadwel, 2021; {\\i{}Dancing Tahitian - Main}, 2020; mushy--, 2020; Onionman775, 2024; Piacquadio, n.d.; Rivaud, n.d.; Skipperrutts, 2020; Straight_Spring9815, 2024)&quot;,&quot;plainCitation&quot;:&quot;(awcadwel, 2021; Dancing Tahitian - Main, 2020; mushy--, 2020; Onionman775, 2024; Piacquadio, n.d.; Rivaud, n.d.; Skipperrutts, 2020; Straight_Spring9815, 2024)&quot;,&quot;noteIndex&quot;:0},&quot;citationItems&quot;:[{&quot;id&quot;:81,&quot;uris&quot;:[&quot;http://zotero.org/users/5210724/items/837BGH2U&quot;],&quot;itemData&quot;:{&quot;id&quot;:81,&quot;type&quot;:&quot;post&quot;,&quot;container-title&quot;:&quot;r/food&quot;,&quot;genre&quot;:&quot;Reddit Post&quot;,&quot;title&quot;:&quot;[Homemade] Fresh Tagliatelle, Butter Poached Lobster, Morel-Lobster Cream Sauce&quot;,&quot;URL&quot;:&quot;www.reddit.com/r/food/comments/lkot87/homemade_fresh_tagliatelle_butter_poached_lobster/&quot;,&quot;author&quot;:[{&quot;family&quot;:&quot;awcadwel&quot;,&quot;given&quot;:&quot;&quot;}],&quot;accessed&quot;:{&quot;date-parts&quot;:[[&quot;2024&quot;,9,2]]},&quot;issued&quot;:{&quot;date-parts&quot;:[[&quot;2021&quot;,2,15]]}}},{&quot;id&quot;:106,&quot;uris&quot;:[&quot;http://zotero.org/users/5210724/items/PQD3HCI8&quot;],&quot;itemData&quot;:{&quot;id&quot;:106,&quot;type&quot;:&quot;webpage&quot;,&quot;title&quot;:&quot;dancing Tahitian - Main&quot;,&quot;URL&quot;:&quot;https://web.archive.org/web/20201103201239/http://dancingtahitan.weebly.com/&quot;,&quot;accessed&quot;:{&quot;date-parts&quot;:[[&quot;2024&quot;,9,2]]},&quot;issued&quot;:{&quot;date-parts&quot;:[[&quot;2020&quot;,11,3]]}}},{&quot;id&quot;:100,&quot;uris&quot;:[&quot;http://zotero.org/users/5210724/items/HVQW2SHG&quot;],&quot;itemData&quot;:{&quot;id&quot;:100,&quot;type&quot;:&quot;post&quot;,&quot;container-title&quot;:&quot;r/GreatLakesPics&quot;,&quot;genre&quot;:&quot;Reddit Post&quot;,&quot;title&quot;:&quot;Another Lake Superior shot from Marquette, MI 😌&quot;,&quot;title-short&quot;:&quot;introshot&quot;,&quot;URL&quot;:&quot;www.reddit.com/r/GreatLakesPics/comments/jn0tj8/another_lake_superior_shot_from_marquette_mi/&quot;,&quot;author&quot;:[{&quot;family&quot;:&quot;mushy--&quot;,&quot;given&quot;:&quot;&quot;}],&quot;accessed&quot;:{&quot;date-parts&quot;:[[&quot;2024&quot;,9,2]]},&quot;issued&quot;:{&quot;date-parts&quot;:[[&quot;2020&quot;,11,3]]}}},{&quot;id&quot;:98,&quot;uris&quot;:[&quot;http://zotero.org/users/5210724/items/ZHDFJNRY&quot;],&quot;itemData&quot;:{&quot;id&quot;:98,&quot;type&quot;:&quot;post&quot;,&quot;container-title&quot;:&quot;r/Seafood&quot;,&quot;genre&quot;:&quot;Reddit Post&quot;,&quot;title&quot;:&quot;Spent the last week camping on an island in Maine. Grilled local seafood every night.&quot;,&quot;title-short&quot;:&quot;Food4&quot;,&quot;URL&quot;:&quot;www.reddit.com/r/Seafood/comments/1f6evyv/spent_the_last_week_camping_on_an_island_in_maine/&quot;,&quot;author&quot;:[{&quot;family&quot;:&quot;Onionman775&quot;,&quot;given&quot;:&quot;&quot;}],&quot;accessed&quot;:{&quot;date-parts&quot;:[[&quot;2024&quot;,9,2]]},&quot;issued&quot;:{&quot;date-parts&quot;:[[&quot;2024&quot;,9,1]]}}},{&quot;id&quot;:77,&quot;uris&quot;:[&quot;http://zotero.org/users/5210724/items/QWJVKIMH&quot;],&quot;itemData&quot;:{&quot;id&quot;:77,&quot;type&quot;:&quot;webpage&quot;,&quot;abstract&quot;:&quot;Download this photo by Andrea Piacquadio for free on Pexels&quot;,&quot;container-title&quot;:&quot;Pexels&quot;,&quot;language&quot;:&quot;en&quot;,&quot;license&quot;:&quot;Free to Use&quot;,&quot;title&quot;:&quot;Man Holding Teacup Infront of Laptop on Top of Table Inside the Room&quot;,&quot;URL&quot;:&quot;https://www.pexels.com/photo/man-holding-teacup-infront-of-laptop-on-top-of-table-inside-the-room-925786/&quot;,&quot;author&quot;:[{&quot;family&quot;:&quot;Piacquadio&quot;,&quot;given&quot;:&quot;Andrea&quot;}],&quot;accessed&quot;:{&quot;date-parts&quot;:[[&quot;2024&quot;,9,2]]}}},{&quot;id&quot;:79,&quot;uris&quot;:[&quot;http://zotero.org/users/5210724/items/NUKJZHYZ&quot;],&quot;itemData&quot;:{&quot;id&quot;:79,&quot;type&quot;:&quot;webpage&quot;,&quot;abstract&quot;:&quot;Download this photo by Vincent Rivaud for free on Pexels&quot;,&quot;container-title&quot;:&quot;Pexels&quot;,&quot;language&quot;:&quot;en&quot;,&quot;license&quot;:&quot;Free to Use&quot;,&quot;title&quot;:&quot;White Boats on Body of Water&quot;,&quot;URL&quot;:&quot;https://www.pexels.com/photo/white-boats-on-body-of-water-2265876/&quot;,&quot;author&quot;:[{&quot;family&quot;:&quot;Rivaud&quot;,&quot;given&quot;:&quot;Vincent&quot;}],&quot;accessed&quot;:{&quot;date-parts&quot;:[[&quot;2024&quot;,9,2]]}}},{&quot;id&quot;:85,&quot;uris&quot;:[&quot;http://zotero.org/users/5210724/items/B46W3545&quot;],&quot;itemData&quot;:{&quot;id&quot;:85,&quot;type&quot;:&quot;post&quot;,&quot;container-title&quot;:&quot;r/food&quot;,&quot;genre&quot;:&quot;Reddit Post&quot;,&quot;title&quot;:&quot;[Homemade] Spicy Miso Ramen with Duck&quot;,&quot;URL&quot;:&quot;www.reddit.com/r/food/comments/fqjug9/homemade_spicy_miso_ramen_with_duck/&quot;,&quot;author&quot;:[{&quot;family&quot;:&quot;Skipperrutts&quot;,&quot;given&quot;:&quot;&quot;}],&quot;accessed&quot;:{&quot;date-parts&quot;:[[&quot;2024&quot;,9,2]]},&quot;issued&quot;:{&quot;date-parts&quot;:[[&quot;2020&quot;,3,28]]}}},{&quot;id&quot;:92,&quot;uris&quot;:[&quot;http://zotero.org/users/5210724/items/RPYH4975&quot;],&quot;itemData&quot;:{&quot;id&quot;:92,&quot;type&quot;:&quot;post&quot;,&quot;container-title&quot;:&quot;r/Seafood&quot;,&quot;genre&quot;:&quot;Reddit Post&quot;,&quot;language&quot;:&quot;en&quot;,&quot;title&quot;:&quot;I do hvac and a customer caught wind it's my birthday coming up.&quot;,&quot;title-short&quot;:&quot;Food3&quot;,&quot;URL&quot;:&quot;www.reddit.com/r/Seafood/comments/1f2lcn4/i_do_hvac_and_a_customer_caught_wind_its_my/&quot;,&quot;author&quot;:[{&quot;family&quot;:&quot;Straight_Spring9815&quot;,&quot;given&quot;:&quot;&quot;}],&quot;accessed&quot;:{&quot;date-parts&quot;:[[&quot;2024&quot;,9,2]]},&quot;issued&quot;:{&quot;date-parts&quot;:[[&quot;2024&quot;,8,27]]}}}],&quot;schema&quot;:&quot;https://github.com/citation-style-language/schema/raw/master/csl-citation.json&quot;} RNDsCUwsBorR5"/></text:p>
      <text:p text:style-name="Standard"/>
      <text:p text:style-name="Standard"><text:reference-mark-start text:name="ZOTERO_ITEM CSL_CITATION {&quot;citationID&quot;:&quot;vix5aCV5&quot;,&quot;properties&quot;:{&quot;formattedCitation&quot;:&quot;(O\\uc0\\u8217{}Reilly, 1977)&quot;,&quot;plainCitation&quot;:&quot;(O’Reilly, 1977)&quot;,&quot;noteIndex&quot;:0},&quot;citationItems&quot;:[{&quot;id&quot;:108,&quot;uris&quot;:[&quot;http://zotero.org/users/5210724/items/HK7UE6WM&quot;],&quot;itemData&quot;:{&quot;id&quot;:108,&quot;type&quot;:&quot;book&quot;,&quot;ISBN&quot;:&quot;978-2-7233-0016-2&quot;,&quot;language&quot;:&quot;fr&quot;,&quot;note&quot;:&quot;Google-Books-ID: V_TfAAAAMAAJ&quot;,&quot;number-of-pages&quot;:&quot;44&quot;,&quot;publisher&quot;:&quot;Nouvelles éditions latines&quot;,&quot;source&quot;:&quot;Google Books&quot;,&quot;title&quot;:&quot;La danse à Tahiti&quot;,&quot;author&quot;:[{&quot;family&quot;:&quot;O'Reilly&quot;,&quot;given&quot;:&quot;Patrick&quot;}],&quot;issued&quot;:{&quot;date-parts&quot;:[[&quot;1977&quot;]]}}}],&quot;schema&quot;:&quot;https://github.com/citation-style-language/schema/raw/master/csl-citation.json&quot;} RNDwFvn3sutwo"/><text:span text:style-name="T3">(O’Reilly, 1977)</text:span><text:reference-mark-end text:name="ZOTERO_ITEM CSL_CITATION {&quot;citationID&quot;:&quot;vix5aCV5&quot;,&quot;properties&quot;:{&quot;formattedCitation&quot;:&quot;(O\\uc0\\u8217{}Reilly, 1977)&quot;,&quot;plainCitation&quot;:&quot;(O’Reilly, 1977)&quot;,&quot;noteIndex&quot;:0},&quot;citationItems&quot;:[{&quot;id&quot;:108,&quot;uris&quot;:[&quot;http://zotero.org/users/5210724/items/HK7UE6WM&quot;],&quot;itemData&quot;:{&quot;id&quot;:108,&quot;type&quot;:&quot;book&quot;,&quot;ISBN&quot;:&quot;978-2-7233-0016-2&quot;,&quot;language&quot;:&quot;fr&quot;,&quot;note&quot;:&quot;Google-Books-ID: V_TfAAAAMAAJ&quot;,&quot;number-of-pages&quot;:&quot;44&quot;,&quot;publisher&quot;:&quot;Nouvelles éditions latines&quot;,&quot;source&quot;:&quot;Google Books&quot;,&quot;title&quot;:&quot;La danse à Tahiti&quot;,&quot;author&quot;:[{&quot;family&quot;:&quot;O'Reilly&quot;,&quot;given&quot;:&quot;Patrick&quot;}],&quot;issued&quot;:{&quot;date-parts&quot;:[[&quot;1977&quot;]]}}}],&quot;schema&quot;:&quot;https://github.com/citation-style-language/schema/raw/master/csl-citation.json&quot;} RNDwFvn3sutwo"/><text:tab/><text:reference-mark-start text:name="ZOTERO_ITEM CSL_CITATION {&quot;citationID&quot;:&quot;aYe2KfcH&quot;,&quot;properties&quot;:{&quot;formattedCitation&quot;:&quot;(Chensiyuan, 2006)&quot;,&quot;plainCitation&quot;:&quot;(Chensiyuan, 2006)&quot;,&quot;noteIndex&quot;:0},&quot;citationItems&quot;:[{&quot;id&quot;:104,&quot;uris&quot;:[&quot;http://zotero.org/users/5210724/items/M5MXGLER&quot;],&quot;itemData&quot;:{&quot;id&quot;:104,&quot;type&quot;:&quot;webpage&quot;,&quot;language&quot;:&quot;en&quot;,&quot;license&quot;:&quot;Creative Commons Attribution-Share Alike 3.0 Unported&quot;,&quot;title&quot;:&quot;File:Surf and turf (1).JPG - Wikipedia&quot;,&quot;title-short&quot;:&quot;SurfAndTurf&quot;,&quot;URL&quot;:&quot;https://commons.wikimedia.org/wiki/File:Surf_and_turf_(1).JPG&quot;,&quot;author&quot;:[{&quot;family&quot;:&quot;Chensiyuan&quot;,&quot;given&quot;:&quot;&quot;}],&quot;accessed&quot;:{&quot;date-parts&quot;:[[&quot;2024&quot;,9,2]]},&quot;issued&quot;:{&quot;date-parts&quot;:[[&quot;2006&quot;,5,14]]}}}],&quot;schema&quot;:&quot;https://github.com/citation-style-language/schema/raw/master/csl-citation.json&quot;} RNDoi06DLEO7V"/>(Chensiyuan, 2006)<text:reference-mark-end text:name="ZOTERO_ITEM CSL_CITATION {&quot;citationID&quot;:&quot;aYe2KfcH&quot;,&quot;properties&quot;:{&quot;formattedCitation&quot;:&quot;(Chensiyuan, 2006)&quot;,&quot;plainCitation&quot;:&quot;(Chensiyuan, 2006)&quot;,&quot;noteIndex&quot;:0},&quot;citationItems&quot;:[{&quot;id&quot;:104,&quot;uris&quot;:[&quot;http://zotero.org/users/5210724/items/M5MXGLER&quot;],&quot;itemData&quot;:{&quot;id&quot;:104,&quot;type&quot;:&quot;webpage&quot;,&quot;language&quot;:&quot;en&quot;,&quot;license&quot;:&quot;Creative Commons Attribution-Share Alike 3.0 Unported&quot;,&quot;title&quot;:&quot;File:Surf and turf (1).JPG - Wikipedia&quot;,&quot;title-short&quot;:&quot;SurfAndTurf&quot;,&quot;URL&quot;:&quot;https://commons.wikimedia.org/wiki/File:Surf_and_turf_(1).JPG&quot;,&quot;author&quot;:[{&quot;family&quot;:&quot;Chensiyuan&quot;,&quot;given&quot;:&quot;&quot;}],&quot;accessed&quot;:{&quot;date-parts&quot;:[[&quot;2024&quot;,9,2]]},&quot;issued&quot;:{&quot;date-parts&quot;:[[&quot;2006&quot;,5,14]]}}}],&quot;schema&quot;:&quot;https://github.com/citation-style-language/schema/raw/master/csl-citation.json&quot;} RNDoi06DLEO7V"/></text:p>
      <text:p text:style-name="Standard"/>
      <text:p text:style-name="Standard"/>
      <text:section text:style-name="Sect1" text:name="ZOTERO_BIBL {&quot;uncited&quot;:[],&quot;omitted&quot;:[],&quot;custom&quot;:[]} CSL_BIBLIOGRAPHY RNDzUwGE942NN">
        <text:p text:style-name="Bibliography_20_1">awcadwel. (2021, February 15). <text:span text:style-name="T4">[Homemade] Fresh Tagliatelle, Butter Poached Lobster, Morel-Lobster Cream Sauce</text:span> [Reddit Post]. R/Food. www.reddit.com/r/food/comments/lkot87/homemade_fresh_tagliatelle_butter_poached_lobster/</text:p>
        <text:p text:style-name="Bibliography_20_1">Chensiyuan. (2006, May 14). <text:span text:style-name="T4">File:Surf and turf (1).JPG - Wikipedia</text:span>. https://commons.wikimedia.org/wiki/File:Surf_and_turf_(1).JPG</text:p>
        <text:p text:style-name="Bibliography_20_1"><text:span text:style-name="T4">dancing Tahitian—Main</text:span>. (2020, November 3). https://web.archive.org/web/20201103201239/http://dancingtahitan.weebly.com/</text:p>
        <text:p text:style-name="Bibliography_20_1">mushy--. (2020, November 3). <text:span text:style-name="T4">Another Lake Superior shot from Marquette, MI 😌</text:span> [Reddit Post]. R/GreatLakesPics. www.reddit.com/r/GreatLakesPics/comments/jn0tj8/another_lake_superior_shot_from_marquette_mi/</text:p>
        <text:p text:style-name="Bibliography_20_1">Onionman775. (2024, September 1). <text:span text:style-name="T4">Spent the last week camping on an island in Maine. Grilled local seafood every night.</text:span> [Reddit Post]. R/Seafood. www.reddit.com/r/Seafood/comments/1f6evyv/spent_the_last_week_camping_on_an_island_in_maine/</text:p>
        <text:p text:style-name="Bibliography_20_1">O’Reilly, P. (1977). <text:span text:style-name="T4">La danse à Tahiti</text:span>. Nouvelles éditions latines.</text:p>
        <text:p text:style-name="Bibliography_20_1">Piacquadio, A. (n.d.). <text:span text:style-name="T4">Man Holding Teacup Infront of Laptop on Top of Table Inside the Room</text:span>. Pexels. Retrieved September 2, 2024, from https://www.pexels.com/photo/man-holding-teacup-infront-of-laptop-on-top-of-table-inside-the-room-925786/</text:p>
        <text:p text:style-name="Bibliography_20_1">Rivaud, V. (n.d.). <text:span text:style-name="T4">White Boats on Body of Water</text:span>. Pexels. Retrieved September 2, 2024, from https://www.pexels.com/photo/white-boats-on-body-of-water-2265876/</text:p>
        <text:p text:style-name="Bibliography_20_1">Skipperrutts. (2020, March 28). <text:span text:style-name="T4">[Homemade] Spicy Miso Ramen with Duck</text:span> [Reddit Post]. R/Food. www.reddit.com/r/food/comments/fqjug9/homemade_spicy_miso_ramen_with_duck/</text:p>
        <text:p text:style-name="Bibliography_20_1"><text:soft-page-break/>Straight_Spring9815. (2024, August 27). <text:span text:style-name="T4">I do hvac and a customer caught wind it’s my birthday coming up.</text:span> [Reddit Post]. R/Seafood. www.reddit.com/r/Seafood/comments/1f2lcn4/i_do_hvac_and_a_customer_caught_wind_its_my/</text:p>
      </text:section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ibliography_20_1" style:display-name="Bibliography 1" style:family="paragraph" style:parent-style-name="Index" style:class="index">
      <style:paragraph-properties fo:margin-left="0.5in" fo:margin-top="0in" fo:margin-bottom="0in" style:contextual-spacing="false" style:line-height-at-least="0.3335in" fo:text-indent="-0.5in" style:auto-text-indent="false">
        <style:tab-stops/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22:43:08.408920274</meta:creation-date>
    <meta:generator>LibreOffice/24.8.0.3$Linux_X86_64 LibreOffice_project/480$Build-3</meta:generator>
    <dc:date>2024-09-02T23:53:02.428280197</dc:date>
    <meta:editing-duration>PT4M26S</meta:editing-duration>
    <meta:editing-cycles>2</meta:editing-cycles>
    <meta:document-statistic meta:table-count="0" meta:image-count="0" meta:object-count="0" meta:page-count="2" meta:paragraph-count="12" meta:word-count="183" meta:character-count="1954" meta:non-whitespace-character-count="1786"/>
    <meta:user-defined meta:name="ZOTERO_PREF_1">&lt;data data-version="3" zotero-version="7.0.3"&gt;&lt;session id="hBhuwNrO"/&gt;&lt;style id="http://www.zotero.org/styles/apa" locale="en-US" hasBibliography="1" bibliographyStyleHasBeenSet="1"/&gt;&lt;prefs&gt;&lt;pref name="fieldType" value="ReferenceMark"/&gt;&lt;pref name="automat</meta:user-defined>
    <meta:user-defined meta:name="ZOTERO_PREF_2">icJournalAbbreviations" value="true"/&gt;&lt;/prefs&gt;&lt;/data&gt;</meta:user-defined>
  </office:meta>
</office:document-meta>
</file>